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Arial" svg:font-family="Arial"/>
  </office:font-face-decls>
  <office:automatic-styles>
    <style:style style:family="text" style:name="T1">
      <style:text-properties fo:font-family="Arial" style:font-name="Arial"/>
    </style:style>
    <style:style style:family="table" style:master-page-name="SheetStyle2" style:name="Table3">
      <co:linked-style style-name="Cell7"/>
      <style:table-properties table:display="true"/>
    </style:style>
    <style:style style:family="table-cell" style:master-page-name="SheetStyle2" style:name="Cell7">
      <co:linked-style style-name="Table3"/>
    </style:style>
    <style:style style:family="table" style:master-page-name="SheetStyle1" style:name="Table2">
      <co:linked-style style-name="Cell6"/>
      <style:table-properties table:display="true"/>
    </style:style>
    <style:style style:family="table-cell" style:master-page-name="SheetStyle1" style:name="Cell6">
      <co:linked-style style-name="Table2"/>
    </style:style>
    <style:style style:family="table" style:master-page-name="Standard" style:name="Table1">
      <co:linked-style style-name="Cell1"/>
      <style:table-properties table:display="true"/>
    </style:style>
    <style:style style:family="table-cell" style:master-page-name="Standard" style:name="Cell1">
      <co:linked-style style-name="Table1"/>
    </style:style>
    <style:style style:family="table-column" style:name="Col9">
      <style:table-column-properties style:column-width="84.6467pt" style:use-optimal-column-width="false"/>
    </style:style>
    <style:style style:family="table-column" style:name="Col7">
      <style:table-column-properties style:column-width="70.5pt" style:use-optimal-column-width="false"/>
    </style:style>
    <style:style style:family="table-column" style:name="Col4">
      <style:table-column-properties style:column-width="72.75pt" style:use-optimal-column-width="false"/>
    </style:style>
    <style:style style:family="table-column" style:name="Col3">
      <style:table-column-properties style:column-width="75.75pt" style:use-optimal-column-width="false"/>
    </style:style>
    <style:style style:family="table-column" style:name="Col6">
      <style:table-column-properties style:column-width="68.25pt" style:use-optimal-column-width="false"/>
    </style:style>
    <style:style style:family="table-column" style:name="Col5">
      <style:table-column-properties style:column-width="69.75pt" style:use-optimal-column-width="false"/>
    </style:style>
    <style:style style:family="table-column" style:name="Col2">
      <style:table-column-properties style:column-width="72.2385pt" style:use-optimal-column-width="false"/>
    </style:style>
    <style:style style:family="table-column" style:name="Col8">
      <style:table-column-properties style:column-width="78pt" style:use-optimal-column-width="false"/>
    </style:style>
    <style:style style:family="table-column" style:name="Col1">
      <style:table-column-properties style:column-width="64.2615pt" style:use-optimal-column-width="true"/>
    </style:style>
    <style:style style:family="table-row" style:name="Row1">
      <style:table-row-properties style:min-row-height="12.841pt" style:row-height="12.841pt" style:use-optimal-row-height="true"/>
    </style:style>
    <style:style style:family="table-cell" style:name="Cell5" style:parent-style-name="default_cl">
      <style:text-properties fo:font-family="Arial" style:font-name="Arial"/>
    </style:style>
    <style:style style:data-style-name="N1" style:family="table-cell" style:name="Cell4" style:parent-style-name="default_cl"/>
    <style:style style:data-style-name="N1" style:family="table-cell" style:name="Cell3" style:parent-style-name="default_cl">
      <style:text-properties fo:font-family="Arial" style:font-name="Arial"/>
    </style:style>
    <style:style style:family="table-cell" style:name="Cell2" style:parent-style-name="default_cl"/>
  </office:automatic-styles>
  <office:body>
    <office:spreadsheet>
      <table:table co:columns-count="19" co:grouping-summary-below="true" co:grouping-summary-right="true" co:rows-count="9" co:show-zero-value="true" table:name="Sheet1" table:style-name="Table1">
        <table:table-column table:default-cell-style-name="Cell2" table:style-name="Col1"/>
        <table:table-column table:default-cell-style-name="Cell2" table:style-name="Col2"/>
        <table:table-column table:default-cell-style-name="Cell2" table:style-name="Col3"/>
        <table:table-column table:default-cell-style-name="Cell2" table:style-name="Col4"/>
        <table:table-column table:default-cell-style-name="Cell2" table:style-name="Col5"/>
        <table:table-column table:default-cell-style-name="Cell2" table:style-name="Col6"/>
        <table:table-column table:default-cell-style-name="Cell2" table:style-name="Col7"/>
        <table:table-column table:default-cell-style-name="Cell2" table:style-name="Col8"/>
        <table:table-column table:default-cell-style-name="Cell2" table:number-columns-repeated="9" table:style-name="Col1"/>
        <table:table-column table:default-cell-style-name="Cell2" table:style-name="Col9"/>
        <table:table-column table:default-cell-style-name="Cell2" table:number-columns-repeated="16366" table:style-name="Col1"/>
        <table:table-row table:style-name="Row1">
          <table:table-cell office:value-type="string">
            <text:p>Имена</text:p>
          </table:table-cell>
          <table:table-cell office:value-type="string" table:style-name="Cell3">
            <text:p><text:span text:style-name="T1">1- неделя</text:span></text:p>
          </table:table-cell>
          <table:table-cell office:value-type="string" table:style-name="Cell4">
            <text:p>2- неделя</text:p>
          </table:table-cell>
          <table:table-cell office:value-type="string" table:style-name="Cell3">
            <text:p><text:span text:style-name="T1">3- неделя</text:span></text:p>
          </table:table-cell>
          <table:table-cell office:value-type="string" table:style-name="Cell3">
            <text:p><text:span text:style-name="T1">4- неделя</text:span></text:p>
          </table:table-cell>
          <table:table-cell office:value-type="string" table:style-name="Cell3">
            <text:p><text:span text:style-name="T1">5- неделя</text:span></text:p>
          </table:table-cell>
          <table:table-cell office:value-type="string" table:style-name="Cell3">
            <text:p><text:span text:style-name="T1">6- неделя</text:span></text:p>
          </table:table-cell>
          <table:table-cell office:value-type="string" table:style-name="Cell3">
            <text:p><text:span text:style-name="T1">7- неделя</text:span></text:p>
          </table:table-cell>
          <table:table-cell office:value-type="string" table:style-name="Cell5">
            <text:p><text:span text:style-name="T1">8- неделя</text:span></text:p>
          </table:table-cell>
          <table:table-cell office:value-type="string" table:style-name="Cell5">
            <text:p><text:span text:style-name="T1">9- неделя</text:span></text:p>
          </table:table-cell>
          <table:table-cell office:value-type="string" table:style-name="Cell5">
            <text:p><text:span text:style-name="T1">10- неделя</text:span></text:p>
          </table:table-cell>
          <table:table-cell table:number-columns-repeated="8"/>
          <table:table-cell table:number-columns-repeated="16365"/>
        </table:table-row>
        <table:table-row table:style-name="Row1">
          <table:table-cell table:number-columns-repeated="16384"/>
        </table:table-row>
        <table:table-row table:style-name="Row1">
          <table:table-cell office:value-type="string">
            <text:p>Демид</text:p>
          </table:table-cell>
          <table:table-cell office:value="3" office:value-type="float"/>
          <table:table-cell table:number-columns-repeated="15"/>
          <table:table-cell office:value-type="string">
            <text:p>сумма</text:p>
          </table:table-cell>
          <table:table-cell office:value="3" office:value-type="float" table:formula="of:=B3+C3+D3+E3+F3+G3+H3+I3+J3+K3"/>
          <table:table-cell table:number-columns-repeated="16365"/>
        </table:table-row>
        <table:table-row table:style-name="Row1">
          <table:table-cell office:value-type="string">
            <text:p>Алиса</text:p>
          </table:table-cell>
          <table:table-cell table:number-columns-repeated="16"/>
          <table:table-cell office:value-type="string" table:style-name="Cell5">
            <text:p><text:span text:style-name="T1">сумма</text:span></text:p>
          </table:table-cell>
          <table:table-cell office:value="0" office:value-type="float" table:formula="of:=B4+C4+D4+E4+F4+G4+H4+I4+J4+K4"/>
          <table:table-cell table:number-columns-repeated="16365"/>
        </table:table-row>
        <table:table-row table:style-name="Row1">
          <table:table-cell office:value-type="string">
            <text:p>Вадим</text:p>
          </table:table-cell>
          <table:table-cell table:number-columns-repeated="16"/>
          <table:table-cell office:value-type="string" table:style-name="Cell5">
            <text:p><text:span text:style-name="T1">сумма</text:span></text:p>
          </table:table-cell>
          <table:table-cell office:value="0" office:value-type="float" table:formula="of:=B5+C5+D5+E5+F5+G5+H5+I5+J5+K5"/>
          <table:table-cell table:number-columns-repeated="16365"/>
        </table:table-row>
        <table:table-row table:number-rows-repeated="1048571" table:style-name="Row1">
          <table:table-cell table:number-columns-repeated="16384"/>
        </table:table-row>
      </table:table>
      <table:table co:columns-count="1" co:grouping-summary-below="true" co:grouping-summary-right="true" co:rows-count="1" co:show-zero-value="true" table:name="Sheet2" table:style-name="Table2">
        <table:table-column table:default-cell-style-name="Cell2" table:number-columns-repeated="16384" table:style-name="Col1"/>
        <table:table-row table:number-rows-repeated="1048576" table:style-name="Row1">
          <table:table-cell table:number-columns-repeated="16384"/>
        </table:table-row>
      </table:table>
      <table:table co:columns-count="1" co:grouping-summary-below="true" co:grouping-summary-right="true" co:rows-count="1" co:show-zero-value="true" table:name="Sheet3" table:style-name="Table3">
        <table:table-column table:default-cell-style-name="Cell2" table:number-columns-repeated="16384" table:style-name="Col1"/>
        <table:table-row table:number-rows-repeated="1048576" table:style-name="Row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style style:display-name="Default cell" style:family="table" style:name="Default_cell">
      <co:linked-style style-name="Default_cell_cl"/>
      <style:table-properties table:display="true"/>
    </style:style>
    <style:style co:is-default-style="true" style:display-name="Default cell" style:family="table-cell" style:name="Default_cell_cl">
      <co:linked-style style-name="Default_cell"/>
      <style:text-properties fo:font-family="Arial" style:font-name="Arial"/>
    </style:style>
    <style:style style:display-name="Result2" style:family="table" style:name="Result2" style:parent-style-name="Result">
      <co:linked-style style-name="Result2_cl"/>
      <style:table-properties table:display="true"/>
    </style:style>
    <style:style style:data-style-name="N2" style:display-name="Result2" style:family="table-cell" style:name="Result2_cl" style:parent-style-name="Result_cl">
      <co:linked-style style-name="Result2"/>
    </style:style>
    <style:style style:display-name="Heading1" style:family="table" style:name="Heading1" style:parent-style-name="Heading">
      <co:linked-style style-name="Heading1_cl"/>
      <style:table-properties table:display="true"/>
    </style:style>
    <style:style style:display-name="Heading1" style:family="table-cell" style:name="Heading1_cl" style:parent-style-name="Heading_cl">
      <co:linked-style style-name="Heading1"/>
      <style:table-cell-properties style:rotation-angle="90"/>
    </style:style>
    <style:style style:display-name="Result" style:family="table" style:name="Result" style:parent-style-name="default">
      <co:linked-style style-name="Result_cl"/>
      <style:table-properties table:display="true"/>
    </style:style>
    <style:style style:display-name="Result" style:family="table-cell" style:name="Result_cl" style:parent-style-name="default_cl">
      <co:linked-style style-name="Result"/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display-name="default" style:family="table" style:name="default" style:parent-style-name="Default_cell">
      <co:linked-style style-name="default_cl"/>
      <style:table-properties table:display="true"/>
    </style:style>
    <style:style style:display-name="default" style:family="table-cell" style:name="default_cl" style:parent-style-name="Default_cell_cl">
      <co:linked-style style-name="default"/>
    </style:style>
    <style:style style:display-name="Heading" style:family="table" style:name="Heading" style:parent-style-name="default">
      <co:linked-style style-name="Heading_cl"/>
      <style:table-properties table:display="true"/>
    </style:style>
    <style:style style:display-name="Heading" style:family="table-cell" style:name="Heading_cl" style:parent-style-name="default_cl">
      <co:linked-style style-name="Heading"/>
      <style:table-cell-properties style:repeat-content="false" style:text-align-source="fix"/>
      <style:paragraph-properties fo:text-align="center"/>
      <style:text-properties fo:font-size="16pt" fo:font-style="italic" fo:font-weight="bold" style:font-size-asian="16pt" style:font-size-complex="16pt" style:font-style-asian="italic" style:font-style-complex="italic" style:font-weight-asian="bold" style:font-weight-complex="bold"/>
    </style:style>
    <number:currency-style style:name="N2_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co:extendedFormatCode="#,##0.00 [$€-407];[red]-#,##0.00 [$€-407]" style:name="N2"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text-properties fo:color="#FF0000"/>
      <style:map style:apply-style-name="N2_0" style:condition="value()&gt;=0"/>
    </number:currency-style>
    <number:date-style co:extendedFormatCode="[$-F800]mm/dd/yyyy" number:automatic-order="true" style:name="N1">
      <number:month number:style="long"/>
      <number:text>/</number:text>
      <number:day number:style="long"/>
      <number:text>/</number:text>
      <number:year number:style="long"/>
    </number:date-style>
  </office:styles>
  <office:automatic-styles>
    <style:page-layout style:name="PM1">
      <style:page-layout-properties fo:margin-bottom="56.88pt" fo:margin-left="56.88pt" fo:margin-right="56.88pt" fo:margin-top="56.88pt"/>
      <style:header-style>
        <style:header-footer-properties fo:margin-bottom="0pt" fo:min-height="14.2016pt"/>
      </style:header-style>
      <style:footer-style>
        <style:header-footer-properties fo:margin-top="0pt" fo:min-height="14.2016pt"/>
      </style:footer-style>
    </style:page-layout>
  </office:automatic-styles>
  <office:master-styles>
    <style:master-page style:name="Standard" style:page-layout-name="PM1">
      <style:header>
        <style:region-center>
          <text:p><text:sheet-name> </text:sheet-name></text:p>
        </style:region-center>
      </style:header>
      <style:footer>
        <style:region-center>
          <text:p>Page <text:page-number> </text:page-number></text:p>
        </style:region-center>
      </style:footer>
    </style:master-page>
    <style:master-page style:name="SheetStyle1" style:page-layout-name="PM1">
      <style:header>
        <style:region-center>
          <text:p><text:sheet-name> </text:sheet-name></text:p>
        </style:region-center>
      </style:header>
      <style:footer>
        <style:region-center>
          <text:p>Page <text:page-number> </text:page-number></text:p>
        </style:region-center>
      </style:footer>
    </style:master-page>
    <style:master-page style:name="SheetStyle2" style:page-layout-name="PM1">
      <style:header>
        <style:region-center>
          <text:p><text:sheet-name> </text:sheet-name></text:p>
        </style:region-center>
      </style:header>
      <style:footer>
        <style:region-center>
          <text:p>Page <text:page-number> </text:page-number></text:p>
        </style:region-center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5-982.666.6545.616.0@RELEASE-DESKTOP-WASSABI_HOME-RC-RENEW</meta:generator>
    <dc:date>2025-11-01T12:10:26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